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text-align="justify" style:justify-single-word="false" style:page-number="1"/>
    </style:style>
    <style:style style:name="T1" style:family="text">
      <style:text-properties fo:color="#222222"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dzie pociąg z daleka, Ani chwili nie czeka, Konduktorze łaskawy, Uciekajmy z Moskwy bo okazuje się, że wojna wciąż trwa, wszyscy w metrze są oszukiwani przez własny rząd a my zostaliśmy właśnie wrogami publicznymi numer 1, czyli co w Metro Exodus świszczy. </text:p>
      <text:p text:style-name="P1"/>
      <text:p text:style-name="P1">Bardzo czekałem na tę produkcję. Po przejściu Metro 2033, Last Light i obu remasterów wciąż mi było mało. Potrzebowałem więcej zabawy w porządnie zrobionym postapokaliptycznym świecie (a nie ten żart którym jest zarówno Fallout 76 jak i nowy Far Cry). I muszę Wam powiedzieć, moje oczekiwania zostały spełnione. </text:p>
      <text:p text:style-name="P1"/>
      <text:p text:style-name="P1">Z miejsca Wam powiem jedno <text:span text:style-name="T1">–</text:span> jeżeli podobała Wam się któraś z poprzednich części albo jesteście tym tytułem zainteresowani, możecie kupować w ciemno. Ta gra poprawia wszystkie wcześniejsze niedociągnięcia, a w dodatku rozwija wszystkie plusy. Gdyby nie ta cała afera z Epic Games i nagłe zmienianie platformy ze Steam na EG, nie miałbym żadnych większych problemów. Co nie znaczy, że problemów nie ma w ogóle. </text:p>
      <text:p text:style-name="P1"/>
      <text:p text:style-name="P1">Zacznijmy zatem od pozytywów. Jak wspomniałem wcześniej, Metro Exodus zebrało wszystko, co było dobre w poprzednich odsłonach, poprawiło niedociągnięcia i dało z powrotem graczom. User Interface jest świetnie zaprojektowany, gdyż nic nie wyświetla się nam bezpośrednio na ekranie, a na przedmiotach. Chcemy zobaczyć mapę? Musimy ją wyciągnąć. Sprawdzić kompas? Patrzymy na swoje ramię. Jedynie ilość pozostałych przedmiotów, jak na przykład amunicji, sprawdzamy za pomocą tabulatora. Sprawia to, że człowiek kompletnie wczuwa się w Artyoma i może swobodnie poruszać się po świecie, a jednocześnie nie powoduje, że wszystko jest za łatwe. </text:p>
      <text:p text:style-name="P1"/>
      <text:p text:style-name="P1">Następnie bronie i cały ekwipunek. Dotychczas nie spotkałem żadnej nowej, ale wracają prawie wszystkie, na które natrafiliśmy w poprzednich odsłonach. Sabaka, Kałach, Strzelba, etc., wyglądają lepiej, a każda ma swoje dobre i złe strony, zmuszając nas do dostosowania się do sytuacji, a w dodatku bardzo szybko po rozpoczęciu zabawy dostajemy Tihar, dzięki czemu możemy bez problemu pozbywać się przeciwników po cichu. W trakcie zabawy możemy nosić ze sobą 3 bronie; pierwsza i druga może zostać dowolnie zmieniona, Tihar natomiast będzie z nami większość czasu, dopóki nie znajdziemy Hellsinga.</text:p>
      <text:p text:style-name="P1"/>
      <text:p text:style-name="P1">Ekwipunek sam w sobie się nie zmienił, ale jego dostępność już tak. W trakcie gry możemy zbierać dwa surowce <text:span text:style-name="T1">–</text:span> metale i chemikalia. Służą nam one do tego, aby móc w trakcie poruszania się po mapie, walki, a także w momencie odetchnięcia w bezpiecznym miejscu, Artyom mógł sobie uzupełnić to, co mu jest potrzebne. Brakuje Wam apteczek? Spoko, zróbcie sobie nowe. Kończą się filtry do maski? Siadajcie i je twórzcie. Nie zabiera to dużo czasu, ba, jest praktycznie natychmiastowe. Jedyne, co musimy zrobić, to zdjąć plecak oraz mieć wystarczającą ilość surowców. W dodatku możemy zmieniać wszystkie dodatki do broni w ten sam sposób, więc jeżeli okaże się, że nagle walczymy w kompletnej ciemności, możemy założyć lunetę noktowizyjną i jedziemy z zabawą. Natomiast już tworzenie amunicji lub też umycie broni, tak, broń się brudzi przez co jej statystyki spadają, wymaga od nas znalezienia warsztatu. Na szczęście nie jest to problemem, gdyż po mapie rozsiane są różne bezpieczne miejscówki, w których Artyom może się przespać, a w większości z nich można te warsztaty znaleźć. </text:p>
      <text:p text:style-name="P1"/>
      <text:p text:style-name="P1">Kolejną ciekawostką jest to, że na mapach możemy znaleźć dodatki rozwijające ekwipunek Artyoma, takie jak noktowizor, silniejsza latarka czy też pas pozwalający na noszenie większej ilości amunicji. Powoduje to, że gracz ma ochotę wyruszyć na poszukiwania i pozwiedzać świat stworzony przez ukraińskie studio. </text:p>
      <text:p text:style-name="P1"/>
      <text:p text:style-name="P1">No, a teraz trochę o mapach. W poprzednich odsłonach poruszaliśmy się tylko po metrze i trochę po terytorium Moskwy. Mieliśmy prostą linię od punktu A do B, nie za bardzo pozwalającą na zwiedzanie. W ME zmienia się to kompletnie. Co prawda początek gry jest taki sam jak w poprzedniczkach, ale gdy już wyruszymy w ciuchci po Mateczce Rosji, będziemy trafiali na otwarte plansze w różnych porach roku, gdzie to od nas będzie zależało ile będziemy zwiedzać. </text:p>
      <text:p text:style-name="P1"/>
      <text:p text:style-name="P1">Fabularnie nie mam nic do zarzucenia. Jeżeli wiecie jak to wyglądało wcześniej, to tym razem jest tylko lepiej. Możemy obserwować jak cała sytuacja, która zwaliła się na spartan na nich wpływa, jak Miller, który tak bardzo wierzył w metro był oszukiwany albo jak Ania, nasza żona, wspierała Artyoma w jego poszukiwaniach sygnału radiowego, który usłyszał jeszcze w Metro 2033. Wybory moralne jak zawsze będą miały wpływ na to jak świat na nas reaguje, a otwarta Moskwa pozwala na poznawanie historii różnych ludzi, którym udało się przetrwać jądrowy kataklizm. </text:p>
      <text:p text:style-name="P1"/>
      <text:p text:style-name="P1">Graficznie gra jest przepiękna, ale też wymagająca, gdyż nawet z moim i7-8770 i gtx 1080 nie byłem w stanie dać wszystkich ustawień na max, nie mówiąc o tych wszystkich bajerach ze światłem jakimi reklamuje się RTXy nVidii. Jeżeli bym próbował, spadki poniżej 60 fps były wręcz gwarantowane, a ja lubię jednak bardziej płynność rozgrywki niż wygląd.</text:p>
      <text:p text:style-name="P1"/>
      <text:p text:style-name="P1">To teraz parę minusów. AI przeciwników nie jest jakoś szczególnie wysokie, zwłaszcza ludzi. Nie powinniśmy się po nich spodziewać jakichś większych, taktycznych decyzji. Wraz z otwartym światem pojawiają się gdzieniegdzie malutkie bugi, ale nie rujnują one gry. Mam też wrażenie, że to całe życie w metrze spowodowało, że Artyom nigdy nie nauczył się skakać, gdyż upadek z bardzo małej wysokości powoduje już, że tracimy sporą część życia, o ile nie giniemy na miejscu. Niektóre misje dodatkowe, mimo że fajnie skonstruowane, zmuszają nas też do biegania po różnych miejscach na mapie, ale można się było tego spodziewać, gdy twórcy postanowili iść w bardziej otwarty świat.</text:p>
      <text:p text:style-name="P1"/>
      <text:p text:style-name="P1">Podsumowując, gra jest cudowna i żałuję całej sytuacji ze Steamem. Jest to sequel, na który warto było czekać, gdyż pokazuje on, że Ukraińcy są wciąż zainteresowani tym światem i chcą go rozwijać dalej. Nic tylko czekać na kolejne części.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909" meta:character-count="5880" meta:non-whitespace-character-count="4972"/>
    <meta:generator>LibreOfficeDev/6.0.5.2$Linux_X86_64 LibreOffice_project/</meta:generator>
  </office:meta>
</office:document-meta>
</file>